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3.7674in" style:rel-column-width="35271*"/>
    </style:style>
    <style:style style:name="Table2.B" style:family="table-column">
      <style:table-column-properties style:column-width="1.6257in" style:rel-column-width="15220*"/>
    </style:style>
    <style:style style:name="Table2.C" style:family="table-column">
      <style:table-column-properties style:column-width="0.8417in" style:rel-column-width="7879*"/>
    </style:style>
    <style:style style:name="Table2.D" style:family="table-column">
      <style:table-column-properties style:column-width="0.7653in" style:rel-column-width="7165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="0.0007in solid #000000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0.875in" style:rel-column-width="8191*"/>
    </style:style>
    <style:style style:name="Table1.H" style:family="table-column">
      <style:table-column-properties style:column-width="0.8757in" style:rel-column-width="819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3" style:family="table">
      <style:table-properties style:width="5.8799in" table:align="left"/>
    </style:style>
    <style:style style:name="Table3.A" style:family="table-column">
      <style:table-column-properties style:column-width="3.0903in"/>
    </style:style>
    <style:style style:name="Table3.B" style:family="table-column">
      <style:table-column-properties style:column-width="1.5396in"/>
    </style:style>
    <style:style style:name="Table3.C" style:family="table-column">
      <style:table-column-properties style:column-width="1.25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style:vertical-align="middle" fo:padding="0.0382in" fo:border="0.0007in solid #000000"/>
    </style:style>
    <style:style style:name="P1" style:family="paragraph" style:parent-style-name="Standard">
      <style:paragraph-properties fo:line-height="200%"/>
      <style:text-properties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200%">
        <style:tab-stops>
          <style:tab-stop style:position="0.3008in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200%">
        <style:tab-stops>
          <style:tab-stop style:position="0.3126in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line-height="200%">
        <style:tab-stops>
          <style:tab-stop style:position="0.3244in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line-height="200%">
        <style:tab-stops>
          <style:tab-stop style:position="5.5091in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line-height="200%">
        <style:tab-stops>
          <style:tab-stop style:position="0.2429in"/>
          <style:tab-stop style:position="5.5091in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200%"/>
    </style:style>
    <style:style style:name="P8" style:family="paragraph" style:parent-style-name="Standard">
      <style:paragraph-properties fo:line-height="200%" fo:text-align="center" style:justify-single-word="false"/>
    </style:style>
    <style:style style:name="P9" style:family="paragraph" style:parent-style-name="Standard">
      <style:paragraph-properties fo:line-height="200%" fo:text-align="center" style:justify-single-word="false">
        <style:tab-stops>
          <style:tab-stop style:position="0.2083in"/>
        </style:tab-stops>
      </style:paragraph-properties>
    </style:style>
    <style:style style:name="P10" style:family="paragraph" style:parent-style-name="Standard">
      <style:paragraph-properties fo:line-height="200%">
        <style:tab-stops>
          <style:tab-stop style:position="0.2083in"/>
        </style:tab-stops>
      </style:paragraph-properties>
    </style:style>
    <style:style style:name="P11" style:family="paragraph" style:parent-style-name="Standard">
      <style:paragraph-properties fo:line-height="200%">
        <style:tab-stops>
          <style:tab-stop style:position="0.2547in"/>
        </style:tab-stops>
      </style:paragraph-properties>
    </style:style>
    <style:style style:name="P12" style:family="paragraph" style:parent-style-name="Standard">
      <style:paragraph-properties fo:line-height="200%">
        <style:tab-stops>
          <style:tab-stop style:position="0.278in"/>
        </style:tab-stops>
      </style:paragraph-properties>
    </style:style>
    <style:style style:name="P13" style:family="paragraph" style:parent-style-name="Standard">
      <style:paragraph-properties fo:line-height="200%">
        <style:tab-stops>
          <style:tab-stop style:position="0.3008in"/>
        </style:tab-stops>
      </style:paragraph-properties>
    </style:style>
    <style:style style:name="P14" style:family="paragraph" style:parent-style-name="Standard">
      <style:paragraph-properties fo:line-height="200%">
        <style:tab-stops>
          <style:tab-stop style:position="0.3244in"/>
        </style:tab-stops>
      </style:paragraph-properties>
    </style:style>
    <style:style style:name="P15" style:family="paragraph" style:parent-style-name="Standard">
      <style:paragraph-properties fo:line-height="200%">
        <style:tab-stops>
          <style:tab-stop style:position="5.5091in"/>
        </style:tab-stops>
      </style:paragraph-properties>
    </style:style>
    <style:style style:name="P16" style:family="paragraph" style:parent-style-name="Standard">
      <style:paragraph-properties fo:line-height="200%">
        <style:tab-stops>
          <style:tab-stop style:position="0.2429in"/>
          <style:tab-stop style:position="5.5091in"/>
        </style:tab-stops>
      </style:paragraph-properties>
    </style:style>
    <style:style style:name="P17" style:family="paragraph" style:parent-style-name="Standard">
      <style:paragraph-properties fo:line-height="200%" fo:break-before="page"/>
    </style:style>
    <style:style style:name="P18" style:family="paragraph" style:parent-style-name="Standard">
      <style:paragraph-properties fo:line-height="200%" style:border-line-width-bottom="0.0008in 0.0138in 0.0008in" fo:padding="0.0291in" fo:border-left="none" fo:border-right="none" fo:border-top="none" fo:border-bottom="0.0154in double #000000" style:join-border="false">
        <style:tab-stops>
          <style:tab-stop style:position="0.2429in"/>
        </style:tab-stops>
      </style:paragraph-properties>
    </style:style>
    <style:style style:name="P19" style:family="paragraph" style:parent-style-name="Table_20_Contents">
      <style:paragraph-properties fo:line-height="200%" fo:text-align="center" style:justify-single-word="false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sub 58%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im Duffy &lt;<text:a xlink:type="simple" xlink:href="mailto:timmahd@bu.edu">timmahd@bu.edu</text:a>.</text:p>
      <text:p text:style-name="P8">BU ID#: U19028127</text:p>
      <text:p text:style-name="P8">CAS CS 210 - Computer Systems Fall 2009</text:p>
      <text:p text:style-name="P8">Problem Set #3 (Memory)</text:p>
      <text:p text:style-name="P10">1.</text:p>
      <text:p text:style-name="P9">AMAT = Time for a hit + Miss rate x Miss penalty</text:p>
      <text:p text:style-name="P7">(a) AMAT = 2ns + 0.05 * 20 ns = 2.4 ns</text:p>
      <text:p text:style-name="P7">(b) AMAT = 2.4 ns + 0.03 * 20 ns = 3 ns</text:p>
      <text:p text:style-name="P18"><text:tab/>This is clearly a bad tradeoff, as the increase in cache access time makes the AMAT slower by 0.6 ns.<text:line-break/></text:p>
      <text:p text:style-name="P7">2.</text:p>
      <text:p text:style-name="P7"><text:s/>Cache size = (Block size) * (# of Lines Per Set) * (Number of Sets)</text:p>
      <text:p text:style-name="P11"><text:tab/>1024 = 16 * 1 * S</text:p>
      <text:p text:style-name="P12"><text:tab/>S = 64</text:p>
      <text:p text:style-name="P13"/>
      <text:p text:style-name="P13"><text:tab/>s = # of set index bits = log(S) = log<text:span text:style-name="T2">2</text:span> (64) = 6 bits</text:p>
      <text:p text:style-name="P13"><text:tab/>w= # of word offset bits = log(# of words per block) = log<text:span text:style-name="T2">2</text:span> (4) = 2 bits</text:p>
      <text:p text:style-name="P13"><text:tab/>b = # of byte offset bits = log(size of word) = log<text:span text:style-name="T2">2</text:span> (4) = 2 bits</text:p>
      <text:p text:style-name="P13"><text:tab/>t = # of tag bits = 32 – (s + w + b) = 32 – (6 + 2 + 2) = 22 bits</text:p>
      <text:p text:style-name="P13"/>
      <text:p text:style-name="P7"><text:tab/>Breakdown of a 32 bit addres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22 tag bits</text:p>
          </table:table-cell>
          <table:table-cell table:style-name="Table2.A1" office:value-type="string">
            <text:p text:style-name="P19">6 index bits</text:p>
          </table:table-cell>
          <table:table-cell table:style-name="Table2.A1" office:value-type="string">
            <text:p text:style-name="P19">2 word offset bits</text:p>
          </table:table-cell>
          <table:table-cell table:style-name="Table2.D1" office:value-type="string">
            <text:p text:style-name="P19">2 byte offset bits</text:p>
          </table:table-cell>
        </table:table-row>
      </table:table>
      <text:p text:style-name="P7"/>
      <text:p text:style-name="P7"/>
      <text:p text:style-name="P17">3.</text:p>
      <text:p text:style-name="P7">-&gt; 1: <text:s/>Miss. Loads in C[1]</text:p>
      <text:p text:style-name="P7">-&gt; 9: <text:s/>Miss. Loads in C[1]</text:p>
      <text:p text:style-name="P7">-&gt; 4: <text:s/>Miss. Loads in C[4]</text:p>
      <text:p text:style-name="P7">-&gt; 5: <text:s/>Miss. Loads in C[5]</text:p>
      <text:p text:style-name="P7">-&gt; 9: <text:s/>Hit.</text:p>
      <text:p text:style-name="P7">-&gt; 20: Miss. Loads in C[4]</text:p>
      <text:p text:style-name="P7">-&gt; 10: Miss. Loads in C[2]</text:p>
      <text:p text:style-name="P7">-&gt; 20: Hit.</text:p>
      <text:p text:style-name="P7">-&gt; 1: <text:s/>Miss. Loads in C[1]</text:p>
      <text:p text:style-name="P7">-&gt; 19: Miss. Loads in C[3]<text:line-break/>Cache: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9"/>
          </table:table-cell>
          <table:table-cell table:style-name="Table1.B1" office:value-type="float" office:value="9">
            <text:p text:style-name="P19">9</text:p>
          </table:table-cell>
          <table:table-cell table:style-name="Table1.B1" office:value-type="float" office:value="10">
            <text:p text:style-name="P19">10</text:p>
          </table:table-cell>
          <table:table-cell table:style-name="Table1.B1" office:value-type="float" office:value="19">
            <text:p text:style-name="P19">19</text:p>
          </table:table-cell>
          <table:table-cell table:style-name="Table1.B1" office:value-type="float" office:value="20">
            <text:p text:style-name="P19">20</text:p>
          </table:table-cell>
          <table:table-cell table:style-name="Table1.B1" office:value-type="float" office:value="5">
            <text:p text:style-name="P19">5</text:p>
          </table:table-cell>
          <table:table-cell table:style-name="Table1.A1" office:value-type="string">
            <text:p text:style-name="P19"/>
          </table:table-cell>
          <table:table-cell table:style-name="Table1.H1" office:value-type="string">
            <text:p text:style-name="P19"/>
          </table:table-cell>
        </table:table-row>
      </table:table>
      <text:p text:style-name="P7"><text:s text:c="4"/><text:span text:style-name="T1"><text:s text:c="3"/>0<text:tab/> <text:tab/> <text:s text:c="3"/>1<text:tab/><text:tab/> <text:s/>2<text:tab/><text:tab/>3<text:tab/> <text:s text:c="8"/>4<text:tab/><text:tab/> <text:s text:c="5"/>5<text:tab/><text:tab/> <text:s text:c="3"/>6<text:tab/><text:tab/>7</text:span></text:p>
      <text:p text:style-name="P18"/>
      <text:p text:style-name="P7">4.</text:p>
      <text:p text:style-name="P7">(a) Cache size = (128 blocks) * (8 words each) * ( 4 bytes per word) = 4096 bytes</text:p>
      <text:p text:style-name="P2"><text:tab/>4096 = (Block size) * (# of Lines Per Set) * (Number of Sets)</text:p>
      <text:p text:style-name="P3"><text:tab/>4096 = 32 * 1 * S<text:tab/><text:tab/><text:tab/>S = 4096 / 32 = 128</text:p>
      <text:p text:style-name="P14"><text:tab/>s = # of set index bits = log(S) = log<text:span text:style-name="T2">2</text:span> (128) = 7 bits</text:p>
      <text:p text:style-name="P14"><text:tab/>w= # of word offset bits = log(# of words in block) = log<text:span text:style-name="T2">2</text:span> (8) = 3 bits</text:p>
      <text:p text:style-name="P4"><text:tab/>t = # of tag bits = 32 – (s + w ) = 32 – (7 + 3) = 22 bits</text:p>
      <text:p text:style-name="P4"/>
      <text:p text:style-name="P7">Breakdown of a 32 bit addres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22 tag bits</text:p>
          </table:table-cell>
          <table:table-cell table:style-name="Table3.A1" office:value-type="string">
            <text:p text:style-name="P19">7 index bits</text:p>
          </table:table-cell>
          <table:table-cell table:style-name="Table3.C1" office:value-type="string">
            <text:p text:style-name="P19">3 word offset bits</text:p>
          </table:table-cell>
        </table:table-row>
      </table:table>
      <text:p text:style-name="P1"><text:soft-page-break/>(b) After this program runs, there are 234 misses, and 1626 hits</text:p>
      <text:p text:style-name="P1"><text:tab/>The hit ratio of this program ≈ 0.874</text:p>
      <text:p text:style-name="P15"><text:span text:style-name="T3">(c) AMAT = 10 ns + (1- 0.874) * 200 ns </text:span></text:p>
      <text:p text:style-name="P16"><text:s/><text:tab/><text:span text:style-name="T3">AMAT = 10 ns + (0.126 * 200 ns) </text:span>≈<text:span text:style-name="T3"> <text:s/>35.161 ns</text:span></text:p>
      <text:p text:style-name="P18"/>
      <text:p text:style-name="P5">5.</text:p>
      <text:p text:style-name="P5">(a) Virtual address 4096 (page 4) = main memory address 1024</text:p>
      <text:p text:style-name="P5">(b) Virtual address 1024 (page 1) = Valid bit is 0, so this address does not exist in physical memory</text:p>
      <text:p text:style-name="P6">(c) If a page fault occurs, page 2 will be used. The page frame 00 denotes that this is the least recently <text:tab/>used page.</text:p>
      <text:p text:style-name="P18"/>
      <text:p text:style-name="P5">6.</text:p>
      <text:p text:style-name="P5">(a) Hit ratio = (number of hits) / (total memory accesses) = (N- M) / <text:s/>N</text:p>
      <text:p text:style-name="P5">(b) Main memory hit ratio = (# of misses without page faults) / (total memory accesses)</text:p>
      <text:p text:style-name="P5"><text:s text:c="5"/>= <text:s/>(M – F) / M</text:p>
      <text:p text:style-name="P5">(c) AMAT = [ (N<text:span text:style-name="T2">hits</text:span> * T<text:span text:style-name="T2">hit </text:span>) + ( N<text:span text:style-name="T2">misses</text:span> * T<text:span text:style-name="T2">miss </text:span>) + ( N<text:span text:style-name="T2">page faults</text:span> * T<text:span text:style-name="T2">page fault </text:span>) ] / (total memory accesses)</text:p>
      <text:p text:style-name="P5"><text:s text:c="4"/>= <text:s/>( [ (N-M) * T1 ] + [ (M - F) * T2 ] + [ F * T3 ] ) / 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mmahd </meta:initial-creator>
    <meta:creation-date>2009-11-22T17:43:04</meta:creation-date>
    <dc:date>2009-11-23T20:35:06</dc:date>
    <dc:creator>timmahd </dc:creator>
    <meta:editing-duration>PT04H28M46S</meta:editing-duration>
    <meta:editing-cycles>14</meta:editing-cycles>
    <meta:generator>OpenOffice.org/3.1$Linux OpenOffice.org_project/310m19$Build-9420</meta:generator>
    <meta:document-statistic meta:table-count="3" meta:image-count="0" meta:object-count="0" meta:page-count="3" meta:paragraph-count="64" meta:word-count="574" meta:character-count="2344"/>
  </office:meta>
</office:document-meta>
</file>